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Rechercher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Rechercher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« Rechercher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Séries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Rechercher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ont de la page « Rechercher »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e la connexion au modèle Séries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Rechercher</text:p>
          </table:table-cell>
          <table:table-cell table:style-name="ce1"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4:31:16.047481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4T14:38:41.611014839</dc:date>
    <meta:editing-duration>PT13M23S</meta:editing-duration>
    <meta:editing-cycles>4</meta:editing-cycles>
    <meta:document-statistic meta:table-count="1" meta:cell-count="26" meta:object-count="0"/>
  </office:meta>
</office:document-meta>
</file>